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30000023F0D98F98F.png" manifest:media-type=""/>
  <manifest:file-entry manifest:full-path="Pictures/10000000000001800000024DFFD55F1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 style:list-style-name="L1">
      <style:graphic-properties draw:textarea-vertical-align="middle"/>
    </style:style>
    <style:style style:name="gr3" style:family="graphic" style:parent-style-name="measure" style:list-style-name="L1">
      <style:graphic-properties draw:textarea-vertical-align="middle"/>
    </style:style>
    <style:style style:name="gr4" style:family="graphic" style:parent-style-name="measure" style:list-style-name="L1">
      <style:graphic-properties draw:textarea-vertical-align="middle"/>
    </style:style>
    <style:style style:name="gr5" style:family="graphic" style:parent-style-name="measure" style:list-style-name="L1">
      <style:graphic-properties draw:textarea-vertical-align="middle" draw:line-distance="0.789cm"/>
    </style:style>
    <style:style style:name="gr6" style:family="graphic" style:parent-style-name="measure" style:list-style-name="L1">
      <style:graphic-properties draw:textarea-vertical-align="middle" draw:line-distance="0.789cm"/>
    </style:style>
    <style:style style:name="gr7" style:family="graphic" style:parent-style-name="measure" style:list-style-name="L1">
      <style:graphic-properties draw:textarea-vertical-align="middle" draw:line-distance="0.844cm" draw:placing="below"/>
    </style:style>
    <style:style style:name="gr8" style:family="graphic" style:parent-style-name="measure" style:list-style-name="L1">
      <style:graphic-properties draw:textarea-vertical-align="middle" draw:line-distance="0.786cm"/>
    </style:style>
    <style:style style:name="gr9" style:family="graphic" style:parent-style-name="objectwithoutfill">
      <style:graphic-properties svg:stroke-color="#0000ff" draw:fill="none" draw:textarea-vertical-align="middle"/>
    </style:style>
    <style:style style:name="gr10" style:family="graphic" style:parent-style-name="objectwithoutfill">
      <style:graphic-properties svg:stroke-width="0.05cm" svg:stroke-color="#ff0000" draw:marker-start="Arrowheads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measure" style:list-style-name="L1">
      <style:graphic-properties draw:textarea-vertical-align="middle" draw:line-distance="0.789cm"/>
    </style:style>
    <style:style style:name="gr12" style:family="graphic" style:parent-style-name="measure" style:list-style-name="L1">
      <style:graphic-properties draw:textarea-vertical-align="middle" draw:line-distance="0.844cm" draw:placing="below"/>
    </style:style>
    <style:style style:name="gr13" style:family="graphic" style:parent-style-name="measure">
      <style:graphic-properties draw:textarea-vertical-align="middle"/>
    </style:style>
    <style:style style:name="gr14" style:family="graphic" style:parent-style-name="measure" style:list-style-name="L1">
      <style:graphic-properties draw:textarea-vertical-align="middle"/>
    </style:style>
    <style:style style:name="gr15" style:family="graphic" style:parent-style-name="measure" style:list-style-name="L1">
      <style:graphic-properties draw:textarea-vertical-align="middle"/>
    </style:style>
    <style:style style:name="gr16" style:family="graphic" style:parent-style-name="measure" style:list-style-name="L1">
      <style:graphic-properties draw:textarea-vertical-align="middle" draw:line-distance="1.741cm"/>
    </style:style>
    <style:style style:name="gr17" style:family="graphic" style:parent-style-name="measure" style:list-style-name="L1">
      <style:graphic-properties draw:textarea-vertical-align="middle"/>
    </style:style>
    <style:style style:name="gr18" style:family="graphic" style:parent-style-name="measure" style:list-style-name="L1">
      <style:graphic-properties draw:textarea-vertical-align="middle" draw:line-distance="1.308cm"/>
    </style:style>
    <style:style style:name="gr19" style:family="graphic" style:parent-style-name="measure" style:list-style-name="L1">
      <style:graphic-properties draw:textarea-vertical-align="middle"/>
    </style:style>
    <style:style style:name="gr20" style:family="graphic" style:parent-style-name="measure" style:list-style-name="L1">
      <style:graphic-properties draw:textarea-vertical-align="middle" draw:line-distance="1.741cm"/>
    </style:style>
    <style:style style:name="gr21" style:family="graphic" style:parent-style-name="measure" style:list-style-name="L1">
      <style:graphic-properties draw:textarea-vertical-align="middle" draw:line-distance="1.168cm"/>
    </style:style>
    <style:style style:name="gr22" style:family="graphic" style:parent-style-name="measure" style:list-style-name="L1">
      <style:graphic-properties draw:textarea-vertical-align="middle" draw:line-distance="1.14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43cm" svg:height="20.775cm" svg:x="4.105cm" svg:y="4.642cm">
          <draw:image xlink:href="Pictures/10000000000001800000024DFFD55F1A.png" xlink:type="simple" xlink:show="embed" xlink:actuate="onLoad">
            <text:p/>
          </draw:image>
        </draw:frame>
        <draw:measure draw:style-name="gr2" draw:text-style-name="P2" draw:layer="measurelines" svg:x1="4.255cm" svg:y1="22.32cm" svg:x2="9.255cm" svg:y2="22.32cm">
          <text:p text:style-name="P2"><text:measure text:kind="gap"/><text:measure text:kind="value">50</text:measure><text:measure text:kind="unit">mm</text:measure><text:measure text:kind="gap"/></text:p>
        </draw:measure>
        <draw:measure draw:style-name="gr3" draw:text-style-name="P2" draw:layer="measurelines" svg:x1="6.085cm" svg:y1="7.36cm" svg:x2="6.085cm" svg:y2="22.86cm">
          <text:p text:style-name="P2"><text:measure text:kind="gap"/><text:measure text:kind="value">155</text:measure><text:measure text:kind="unit">mm</text:measure><text:measure text:kind="gap"/></text:p>
        </draw:measure>
        <draw:measure draw:style-name="gr4" draw:text-style-name="P2" draw:layer="measurelines" svg:x1="10.637cm" svg:y1="10.117cm" svg:x2="17.537cm" svg:y2="10.117cm">
          <text:p text:style-name="P2"><text:measure text:kind="gap"/><text:measure text:kind="value">69</text:measure><text:measure text:kind="unit">mm</text:measure><text:measure text:kind="gap"/></text:p>
        </draw:measure>
        <draw:measure draw:style-name="gr5" draw:text-style-name="P2" draw:layer="measurelines" svg:x1="4.225cm" svg:y1="8.085cm" svg:x2="10.521cm" svg:y2="8.112cm">
          <text:p text:style-name="P2"><text:measure text:kind="gap"/><text:measure text:kind="value">62.96</text:measure><text:measure text:kind="unit">mm</text:measure><text:measure text:kind="gap"/></text:p>
        </draw:measure>
        <draw:measure draw:style-name="gr6" draw:text-style-name="P2" draw:layer="measurelines" svg:x1="4.225cm" svg:y1="19.234cm" svg:x2="12.557cm" svg:y2="19.288cm">
          <text:p text:style-name="P2"><text:measure text:kind="gap"/><text:measure text:kind="value">83.32</text:measure><text:measure text:kind="unit">mm</text:measure><text:measure text:kind="gap"/></text:p>
        </draw:measure>
        <draw:measure draw:style-name="gr7" draw:text-style-name="P2" draw:layer="measurelines" svg:x1="13.058cm" svg:y1="18.245cm" svg:x2="13.088cm" svg:y2="4.783cm">
          <text:p text:style-name="P2"><text:measure text:kind="gap"/><text:measure text:kind="value">134.62</text:measure><text:measure text:kind="unit">mm</text:measure><text:measure text:kind="gap"/></text:p>
        </draw:measure>
        <draw:measure draw:style-name="gr8" draw:text-style-name="P2" draw:layer="measurelines" svg:x1="17.356cm" svg:y1="11.702cm" svg:x2="17.299cm" svg:y2="4.809cm">
          <text:p text:style-name="P2"><text:measure text:kind="gap"/><text:measure text:kind="value">68.93</text:measure><text:measure text:kind="unit">mm</text:measure><text:measure text:kind="gap"/></text:p>
        </draw:measure>
        <draw:line draw:style-name="gr9" draw:text-style-name="P1" draw:layer="measurelines" svg:x1="12.557cm" svg:y1="18.272cm" svg:x2="11.16cm" svg:y2="13.446cm">
          <text:p/>
        </draw:line>
        <draw:line draw:style-name="gr10" draw:text-style-name="P1" draw:layer="measurelines" svg:x1="11.861cm" svg:y1="15.856cm" svg:x2="11.161cm" svg:y2="13.446cm">
          <text:p/>
        </draw:line>
        <draw:measure draw:style-name="gr11" draw:text-style-name="P2" draw:layer="measurelines" svg:x1="4.219cm" svg:y1="16.594cm" svg:x2="11.816cm" svg:y2="16.621cm">
          <text:p text:style-name="P2"><text:measure text:kind="gap"/><text:measure text:kind="value">75.97</text:measure><text:measure text:kind="unit">mm</text:measure><text:measure text:kind="gap"/></text:p>
        </draw:measure>
        <draw:measure draw:style-name="gr12" draw:text-style-name="P2" draw:layer="measurelines" svg:x1="11.522cm" svg:y1="15.859cm" svg:x2="11.579cm" svg:y2="4.808cm">
          <text:p text:style-name="P2"><text:measure text:kind="gap"/><text:measure text:kind="value">110.51</text:measure><text:measure text:kind="unit">mm</text:measure><text:measure text:kind="gap"/></text:p>
        </draw:measure>
        <draw:measure draw:style-name="gr13" draw:text-style-name="P1" draw:layer="measurelines" svg:x1="4.209cm" svg:y1="4.546cm" svg:x2="17.535cm" svg:y2="4.546cm">
          <text:p text:style-name="P2"><text:measure text:kind="gap"/><text:measure text:kind="value">133.26</text:measure><text:measure text:kind="unit">mm</text:measure><text:measure text:kind="gap"/></text:p>
        </draw:measure>
      </draw:page>
      <draw:page draw:name="page2" draw:style-name="dp1" draw:master-page-name="Default">
        <draw:frame draw:style-name="gr1" draw:text-style-name="P1" draw:layer="layout" svg:width="22.4cm" svg:height="28.559cm" svg:x="1.001cm" svg:y="1.001cm">
          <draw:image xlink:href="Pictures/10000000000001C30000023F0D98F98F.png" xlink:type="simple" xlink:show="embed" xlink:actuate="onLoad">
            <text:p/>
          </draw:image>
        </draw:frame>
        <draw:measure draw:style-name="gr14" draw:text-style-name="P2" draw:layer="measurelines" svg:x1="1cm" svg:y1="4.416cm" svg:x2="9.596cm" svg:y2="4.416cm">
          <text:p text:style-name="P2"><text:measure text:kind="gap"/><text:measure text:kind="value">85.96</text:measure><text:measure text:kind="unit">mm</text:measure><text:measure text:kind="gap"/></text:p>
        </draw:measure>
        <draw:measure draw:style-name="gr13" draw:text-style-name="P1" draw:layer="measurelines" svg:x1="11.359cm" svg:y1="3.704cm" svg:x2="11.359cm" svg:y2="15.24cm">
          <text:p text:style-name="P2"><text:measure text:kind="gap"/><text:measure text:kind="value">115.36</text:measure><text:measure text:kind="unit">mm</text:measure><text:measure text:kind="gap"/></text:p>
        </draw:measure>
        <draw:measure draw:style-name="gr13" draw:text-style-name="P1" draw:layer="measurelines" svg:x1="11.359cm" svg:y1="3.704cm" svg:x2="11.359cm" svg:y2="15.24cm">
          <text:p text:style-name="P2"><text:measure text:kind="gap"/><text:measure text:kind="value">115.36</text:measure><text:measure text:kind="unit">mm</text:measure><text:measure text:kind="gap"/></text:p>
        </draw:measure>
        <draw:measure draw:style-name="gr15" draw:text-style-name="P2" draw:layer="measurelines" svg:x1="1cm" svg:y1="11.966cm" svg:x2="17.498cm" svg:y2="11.966cm">
          <text:p text:style-name="P2"><text:measure text:kind="gap"/><text:measure text:kind="value">164.98</text:measure><text:measure text:kind="unit">mm</text:measure><text:measure text:kind="gap"/></text:p>
        </draw:measure>
        <draw:measure draw:style-name="gr16" draw:text-style-name="P2" draw:layer="measurelines" svg:x1="17.674cm" svg:y1="1cm" svg:x2="17.674cm" svg:y2="11.218cm">
          <text:p text:style-name="P2"><text:measure text:kind="gap"/><text:measure text:kind="value">102.18</text:measure><text:measure text:kind="unit">mm</text:measure><text:measure text:kind="gap"/></text:p>
        </draw:measure>
        <draw:measure draw:style-name="gr17" draw:text-style-name="P2" draw:layer="measurelines" svg:x1="17.086cm" svg:y1="11.172cm" svg:x2="17.913cm" svg:y2="11.172cm">
          <text:p text:style-name="P2"><text:measure text:kind="gap"/><text:measure text:kind="value">8.27</text:measure><text:measure text:kind="unit">mm</text:measure><text:measure text:kind="gap"/></text:p>
        </draw:measure>
        <draw:measure draw:style-name="gr18" draw:text-style-name="P2" draw:layer="measurelines" svg:x1="17.384cm" svg:y1="10.737cm" svg:x2="17.384cm" svg:y2="11.669cm">
          <text:p text:style-name="P2"><text:measure text:kind="gap"/><text:measure text:kind="value">9.32</text:measure><text:measure text:kind="unit">mm</text:measure><text:measure text:kind="gap"/></text:p>
        </draw:measure>
        <draw:measure draw:style-name="gr19" draw:text-style-name="P2" draw:layer="measurelines" svg:x1="1cm" svg:y1="17.284cm" svg:x2="6.007cm" svg:y2="17.284cm">
          <text:p text:style-name="P2"><text:measure text:kind="gap"/><text:measure text:kind="value">50.07</text:measure><text:measure text:kind="unit">mm</text:measure><text:measure text:kind="gap"/></text:p>
        </draw:measure>
        <draw:measure draw:style-name="gr20" draw:text-style-name="P2" draw:layer="measurelines" svg:x1="6.377cm" svg:y1="1cm" svg:x2="6.377cm" svg:y2="17.303cm">
          <text:p text:style-name="P2"><text:measure text:kind="gap"/><text:measure text:kind="value">163.03</text:measure><text:measure text:kind="unit">mm</text:measure><text:measure text:kind="gap"/></text:p>
        </draw:measure>
        <draw:measure draw:style-name="gr21" draw:text-style-name="P2" draw:layer="measurelines" svg:x1="12.655cm" svg:y1="1.137cm" svg:x2="12.655cm" svg:y2="11.483cm">
          <text:p text:style-name="P2"><text:measure text:kind="gap"/><text:measure text:kind="value">103.46</text:measure><text:measure text:kind="unit">mm</text:measure><text:measure text:kind="gap"/></text:p>
        </draw:measure>
        <draw:measure draw:style-name="gr22" draw:text-style-name="P2" draw:layer="measurelines" svg:x1="13.237cm" svg:y1="1.137cm" svg:x2="13.237cm" svg:y2="20.32cm">
          <text:p text:style-name="P2"><text:measure text:kind="gap"/><text:measure text:kind="value">191.83</text:measure><text:measure text:kind="unit">mm</text:measure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Ramalho</meta:initial-creator>
    <meta:creation-date>2013-11-05T18:24:44</meta:creation-date>
    <dc:date>2013-11-05T23:55:44</dc:date>
    <dc:creator>Luciano Ramalho</dc:creator>
    <meta:editing-duration>PT14M49S</meta:editing-duration>
    <meta:editing-cycles>1</meta:editing-cycles>
    <meta:document-statistic meta:object-count="25"/>
    <meta:generator>LibreOffice/4.0.2.2$Linux_X86_64 LibreOffice_project/400m0$Build-2</meta:generator>
  </office:meta>
</office:document-meta>
</file>